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2a6099" draw:textarea-horizontal-align="justify" draw:textarea-vertical-align="middle" draw:auto-grow-height="false" fo:min-height="0.75cm" fo:min-width="1.75cm" style:writing-mode="lr-tb" loext:decorative="false"/>
      <style:paragraph-properties style:writing-mode="lr-tb"/>
    </style:style>
    <style:style style:name="gr2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3" style:family="graphic" style:parent-style-name="standard">
      <style:graphic-properties draw:textarea-vertical-align="middle" loext:decorative="false"/>
    </style:style>
    <style:style style:name="gr4" style:family="graphic" style:parent-style-name="standard">
      <style:graphic-properties draw:fill="solid" draw:fill-color="#81aca6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gr5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6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376cm" style:writing-mode="lr-tb" loext:decorative="false"/>
      <style:paragraph-properties style:writing-mode="lr-tb"/>
    </style:style>
    <style:style style:name="gr7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25cm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d4ea6b" draw:textarea-horizontal-align="justify" draw:textarea-vertical-align="middle" draw:auto-grow-height="false" fo:min-height="0.75cm" fo:min-width="1.25cm" style:writing-mode="lr-tb" loext:decorative="false"/>
      <style:paragraph-properties style:writing-mode="lr-tb"/>
    </style:style>
    <style:style style:name="gr9" style:family="graphic" style:parent-style-name="standard">
      <style:graphic-properties draw:fill="solid" draw:fill-color="#ff972f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10" style:family="graphic" style:parent-style-name="standard">
      <style:graphic-properties draw:fill="solid" draw:fill-color="#77bc65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11" style:family="graphic" style:parent-style-name="standard">
      <style:graphic-properties draw:fill="solid" draw:fill-color="#d4ea6b" draw:textarea-horizontal-align="justify" draw:textarea-vertical-align="middle" draw:auto-grow-height="false" fo:min-height="0.5cm" fo:min-width="1.25cm" style:writing-mode="lr-tb" loext:decorative="false"/>
      <style:paragraph-properties style:writing-mode="lr-tb"/>
    </style:style>
    <style:style style:name="gr12" style:family="graphic" style:parent-style-name="standard">
      <style:graphic-properties draw:fill="solid" draw:fill-color="#d4ea6b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13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.5cm" style:writing-mode="lr-tb" loext:decorative="false"/>
      <style:paragraph-properties style:writing-mode="lr-tb"/>
    </style:style>
    <style:style style:name="gr14" style:family="graphic" style:parent-style-name="standard">
      <style:graphic-properties draw:fill="solid" draw:fill-color="#77bc65" draw:textarea-horizontal-align="justify" draw:textarea-vertical-align="middle" draw:auto-grow-height="false" fo:min-height="0.376cm" fo:min-width="1.5cm" style:writing-mode="lr-tb" loext:decorative="false"/>
      <style:paragraph-properties style:writing-mode="lr-tb"/>
    </style:style>
    <style:style style:name="gr15" style:family="graphic" style:parent-style-name="standard">
      <style:graphic-properties draw:fill="solid" draw:fill-color="#d4ea6b" draw:textarea-horizontal-align="justify" draw:textarea-vertical-align="middle" draw:auto-grow-height="false" fo:min-height="0.376cm" fo:min-width="1.5cm" style:writing-mode="lr-tb" loext:decorative="false"/>
      <style:paragraph-properties style:writing-mode="lr-tb"/>
    </style:style>
    <style:style style:name="gr16" style:family="graphic" style:parent-style-name="standard">
      <style:graphic-properties draw:fill="solid" draw:fill-color="#77bc65" draw:textarea-horizontal-align="justify" draw:textarea-vertical-align="middle" draw:auto-grow-height="false" fo:min-height="0.2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loext:graphic-properties draw:fill="solid" draw:fill-color="#2a6099"/>
      <style:paragraph-properties fo:text-align="center" style:writing-mode="lr-tb"/>
      <style:text-properties fo:font-size="10pt" style:font-size-asian="10pt" style:font-size-complex="10pt"/>
    </style:style>
    <style:style style:name="P3" style:family="paragraph">
      <loext:graphic-properties draw:fill="solid" draw:fill-color="#81aca6"/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77bc65"/>
      <style:paragraph-properties fo:text-align="center" style:writing-mode="lr-tb"/>
      <style:text-properties fo:font-size="10pt" style:font-size-asian="10pt" style:font-size-complex="10pt"/>
    </style:style>
    <style:style style:name="P6" style:family="paragraph">
      <loext:graphic-properties draw:fill="solid" draw:fill-color="#d4ea6b"/>
      <style:paragraph-properties fo:text-align="center" style:writing-mode="lr-tb"/>
      <style:text-properties fo:font-size="10pt" style:font-size-asian="10pt" style:font-size-complex="10pt"/>
    </style:style>
    <style:style style:name="P7" style:family="paragraph">
      <loext:graphic-properties draw:fill="solid" draw:fill-color="#ff972f"/>
      <style:paragraph-properties fo:text-align="center"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2" xml:id="id1" draw:id="id1" draw:layer="layout" svg:width="4.5cm" svg:height="2cm" svg:x="14.25cm" svg:y="9cm">
          <text:p text:style-name="P1"><text:span text:style-name="T1">j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3" xml:id="id2" draw:id="id2" draw:layer="layout" svg:width="3.5cm" svg:height="1cm" svg:x="14.8cm" svg:y="7.25cm">
          <text:p text:style-name="P1"><text:span text:style-name="T1">mama/ojciec/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6.5cm" svg:y1="9cm" svg:x2="16.55cm" svg:y2="8.25cm" draw:start-shape="id1" draw:start-glue-point="0" draw:end-shape="id2" draw:end-glue-point="6" svg:d="M16500 9000v-374h50v-376" svg:viewBox="0 0 51 751">
          <text:p/>
        </draw:connector>
        <draw:custom-shape draw:style-name="gr4" draw:text-style-name="P3" xml:id="id3" draw:id="id3" draw:layer="layout" svg:width="3cm" svg:height="1cm" svg:x="16.8cm" svg:y="14.75cm">
          <text:p text:style-name="P1"><text:span text:style-name="T1">có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8.3cm" svg:y1="14.75cm" svg:x2="16.5cm" svg:y2="11cm" draw:start-shape="id3" draw:start-glue-point="4" draw:end-shape="id1" draw:end-glue-point="6" svg:d="M18300 14750v-1874h-1800v-1876" svg:viewBox="0 0 1801 3751">
          <text:p/>
        </draw:connector>
        <draw:custom-shape draw:style-name="gr5" draw:text-style-name="P5" xml:id="id4" draw:id="id4" draw:layer="layout" svg:width="3.5cm" svg:height="1cm" svg:x="19.05cm" svg:y="8.5cm">
          <text:p text:style-name="P1"><text:span text:style-name="T1">siostr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0.8cm" svg:y1="8.5cm" svg:x2="18.3cm" svg:y2="7.75cm" draw:start-shape="id4" draw:start-glue-point="4" draw:end-shape="id2" draw:end-glue-point="7" svg:d="M20800 8500v-750h-2500" svg:viewBox="0 0 2501 751">
          <text:p/>
        </draw:connector>
        <draw:custom-shape draw:style-name="gr6" draw:text-style-name="P5" xml:id="id5" draw:id="id5" draw:layer="layout" svg:width="3.75cm" svg:height="1cm" svg:x="14.55cm" svg:y="1.5cm">
          <text:p text:style-name="P1"><text:span text:style-name="T1">Babcia/dziad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6.55cm" svg:y1="7.25cm" svg:x2="16.425cm" svg:y2="2.5cm" draw:start-shape="id2" draw:start-glue-point="4" draw:end-shape="id5" draw:end-glue-point="6" svg:d="M16550 7250v-2374h-125v-2376" svg:viewBox="0 0 126 4751">
          <text:p/>
        </draw:connector>
        <draw:custom-shape draw:style-name="gr7" draw:text-style-name="P6" xml:id="id6" draw:id="id6" draw:layer="layout" svg:width="3.5cm" svg:height="1cm" svg:x="10.55cm" svg:y="2.75cm">
          <text:p text:style-name="P1"><text:span text:style-name="T1">ciotka/wuj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3cm" svg:y1="2.75cm" svg:x2="14.55cm" svg:y2="2cm" draw:start-shape="id6" draw:start-glue-point="4" draw:end-shape="id5" draw:end-glue-point="5" svg:d="M12300 2750v-750h2250" svg:viewBox="0 0 2251 751">
          <text:p/>
        </draw:connector>
        <draw:custom-shape draw:style-name="gr8" draw:text-style-name="P6" xml:id="id7" draw:id="id7" draw:layer="layout" svg:width="3.5cm" svg:height="2cm" svg:x="19.05cm" svg:y="10.5cm">
          <text:p text:style-name="P1"><text:span text:style-name="T1">siostrzenica/bratan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0.8cm" svg:y1="10.5cm" svg:x2="20.8cm" svg:y2="9.5cm" draw:start-shape="id7" draw:start-glue-point="4" draw:end-shape="id4" draw:end-glue-point="6" svg:d="M20800 10500v-1000" svg:viewBox="0 0 1 1001">
          <text:p/>
        </draw:connector>
        <draw:custom-shape draw:style-name="gr5" draw:text-style-name="P5" xml:id="id8" draw:id="id8" draw:layer="layout" svg:width="3.5cm" svg:height="1cm" svg:x="19.3cm" svg:y="2.75cm">
          <text:p text:style-name="P1"><text:span text:style-name="T1">brat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cm -4.302cm" svg:x1="21.05cm" svg:y1="2.75cm" svg:x2="18.3cm" svg:y2="7.75cm" draw:start-shape="id8" draw:start-glue-point="4" draw:end-shape="id2" draw:end-glue-point="7" svg:d="M21050 2750v-501h-2050v5501h-700" svg:viewBox="0 0 2751 5502">
          <text:p/>
        </draw:connector>
        <draw:custom-shape draw:style-name="gr8" draw:text-style-name="P6" xml:id="id9" draw:id="id9" draw:layer="layout" svg:width="3.5cm" svg:height="2cm" svg:x="19.3cm" svg:y="4.25cm">
          <text:p text:style-name="P1"><text:span text:style-name="T1">siostrzeniec/bratane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1.05cm" svg:y1="4.25cm" svg:x2="21.05cm" svg:y2="3.75cm" draw:start-shape="id9" draw:start-glue-point="4" draw:end-shape="id8" draw:end-glue-point="6" svg:d="M21050 4250v-500" svg:viewBox="0 0 1 501">
          <text:p/>
        </draw:connector>
        <draw:custom-shape draw:style-name="gr9" draw:text-style-name="P7" xml:id="id10" draw:id="id10" draw:layer="layout" svg:width="3.5cm" svg:height="1.5cm" svg:x="10.55cm" svg:y="4.5cm">
          <text:p text:style-name="P1"><text:span text:style-name="T1">kuzyn/kuzyn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2.3cm" svg:y1="3.75cm" svg:x2="12.3cm" svg:y2="4.5cm" draw:start-shape="id6" draw:start-glue-point="6" draw:end-shape="id10" svg:d="M12300 3750v750" svg:viewBox="0 0 1 751">
          <text:p/>
        </draw:connector>
        <draw:custom-shape draw:style-name="gr10" draw:text-style-name="P5" xml:id="id11" draw:id="id11" draw:layer="layout" svg:width="3.5cm" svg:height="1.5cm" svg:x="14.8cm" svg:y="17cm">
          <text:p text:style-name="P1"><text:span text:style-name="T1">wnuczka/wnuk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374cm" svg:x1="16.55cm" svg:y1="17cm" svg:x2="18.3cm" svg:y2="15.75cm" draw:start-shape="id11" draw:start-glue-point="4" draw:end-shape="id3" draw:end-glue-point="2" svg:d="M16550 17000v-250h1750v-1000" svg:viewBox="0 0 1751 1251">
          <text:p/>
        </draw:connector>
        <draw:custom-shape draw:style-name="gr10" draw:text-style-name="P5" xml:id="id12" draw:id="id12" draw:layer="layout" svg:width="3.5cm" svg:height="1.5cm" svg:x="1.5cm" svg:y="3.25cm">
          <text:p text:style-name="P1"><text:span text:style-name="T1">ojczym/macoch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4.8cm" svg:y1="7.75cm" svg:x2="5cm" svg:y2="4cm" draw:start-shape="id2" draw:end-shape="id12" svg:d="M14800 7750h-4899v-3750h-4901" svg:viewBox="0 0 9801 3751">
          <text:p/>
        </draw:connector>
        <draw:custom-shape draw:style-name="gr11" draw:text-style-name="P6" xml:id="id13" draw:id="id13" draw:layer="layout" svg:width="3.5cm" svg:height="1.5cm" svg:x="1.5cm" svg:y="5.5cm">
          <text:p text:style-name="P1"><text:span text:style-name="T1">pasierb/pasierbic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3.25cm" svg:y1="5.5cm" svg:x2="3.25cm" svg:y2="4.75cm" draw:start-shape="id13" draw:start-glue-point="4" draw:end-shape="id12" draw:end-glue-point="6" svg:d="M3250 5500v-750" svg:viewBox="0 0 1 751">
          <text:p/>
        </draw:connector>
        <draw:custom-shape draw:style-name="gr12" draw:text-style-name="P6" xml:id="id14" draw:id="id14" draw:layer="layout" svg:width="4cm" svg:height="1cm" svg:x="23cm" svg:y="8.5cm">
          <text:p text:style-name="P1"><text:span text:style-name="T1">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2.55cm" svg:y1="9cm" svg:x2="23cm" svg:y2="9cm" draw:start-shape="id4" draw:start-glue-point="7" draw:end-shape="id14" draw:end-glue-point="5" svg:d="M22550 9000h450" svg:viewBox="0 0 451 1">
          <text:p/>
        </draw:connector>
        <draw:custom-shape draw:style-name="gr4" draw:text-style-name="P3" xml:id="id15" draw:id="id15" draw:layer="layout" svg:width="3cm" svg:height="1cm" svg:x="8.5cm" svg:y="10.5cm">
          <text:p text:style-name="P1"><text:span text:style-name="T1">mąż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16" draw:id="id16" draw:layer="layout" svg:width="3cm" svg:height="1cm" svg:x="3cm" svg:y="10.5cm">
          <text:p text:style-name="P1"><text:span text:style-name="T1">Żon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4.25cm" svg:y1="10cm" svg:x2="11.5cm" svg:y2="11cm" draw:start-shape="id1" draw:start-glue-point="5" draw:end-shape="id15" draw:end-glue-point="7" svg:d="M14250 10000h-1374v1000h-1376" svg:viewBox="0 0 2751 1001">
          <text:p/>
        </draw:connector>
        <draw:connector draw:style-name="gr3" draw:text-style-name="P4" draw:layer="layout" draw:line-skew="-2.526cm" svg:x1="14.25cm" svg:y1="10cm" svg:x2="6cm" svg:y2="11cm" draw:start-shape="id1" draw:start-glue-point="5" draw:end-shape="id16" draw:end-glue-point="7" svg:d="M14250 10000h-6650v1000h-1600" svg:viewBox="0 0 8251 1001">
          <text:p/>
        </draw:connector>
        <draw:custom-shape draw:style-name="gr13" draw:text-style-name="P5" xml:id="id17" draw:id="id17" draw:layer="layout" svg:width="4cm" svg:height="1cm" svg:x="2.5cm" svg:y="12.25cm">
          <text:p text:style-name="P1"><text:span text:style-name="T1">szwagier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4.5cm" svg:y1="11.5cm" svg:x2="4.5cm" svg:y2="12.25cm" draw:start-shape="id16" draw:start-glue-point="6" draw:end-shape="id17" svg:d="M4500 11500v750" svg:viewBox="0 0 1 751">
          <text:p/>
        </draw:connector>
        <draw:custom-shape draw:style-name="gr14" draw:text-style-name="P5" xml:id="id18" draw:id="id18" draw:layer="layout" svg:width="4cm" svg:height="1.25cm" svg:x="8cm" svg:y="12.25cm">
          <text:p text:style-name="P1"><text:span text:style-name="T1">szwagie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0cm" svg:y1="11.5cm" svg:x2="10cm" svg:y2="12.25cm" draw:start-shape="id15" draw:start-glue-point="6" draw:end-shape="id18" svg:d="M10000 11500v750" svg:viewBox="0 0 1 751">
          <text:p/>
        </draw:connector>
        <draw:custom-shape draw:style-name="gr15" draw:text-style-name="P6" xml:id="id19" draw:id="id19" draw:layer="layout" svg:width="4cm" svg:height="1.25cm" svg:x="23.5cm" svg:y="2.75cm">
          <text:p text:style-name="P1"><text:span text:style-name="T1">szwagierk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23.5cm" svg:y1="3.375cm" svg:x2="22.8cm" svg:y2="3.25cm" draw:start-shape="id19" draw:start-glue-point="5" draw:end-shape="id8" draw:end-glue-point="7" svg:d="M23500 3375h-349v-125h-351" svg:viewBox="0 0 701 126">
          <text:p/>
        </draw:connector>
        <draw:custom-shape draw:style-name="gr13" draw:text-style-name="P5" xml:id="id20" draw:id="id20" draw:layer="layout" svg:width="4cm" svg:height="1cm" svg:x="5.25cm" svg:y="7.25cm">
          <text:p text:style-name="P1"><text:span text:style-name="T1">teść/teścio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-0.126cm" svg:x1="4.5cm" svg:y1="10.5cm" svg:x2="7.25cm" svg:y2="8.25cm" draw:start-shape="id16" draw:start-glue-point="4" draw:end-shape="id20" draw:end-glue-point="6" svg:d="M4500 10500v-1250h2750v-1000" svg:viewBox="0 0 2751 2251">
          <text:p/>
        </draw:connector>
        <draw:connector draw:style-name="gr3" draw:text-style-name="P4" draw:layer="layout" draw:line-skew="-0.126cm" svg:x1="10cm" svg:y1="10.5cm" svg:x2="7.25cm" svg:y2="8.25cm" draw:start-shape="id15" draw:start-glue-point="4" draw:end-shape="id20" draw:end-glue-point="6" svg:d="M10000 10500v-1250h-2750v-1000" svg:viewBox="0 0 2751 2251">
          <text:p/>
        </draw:connector>
        <draw:custom-shape draw:style-name="gr16" draw:text-style-name="P5" xml:id="id23" draw:id="id23" draw:layer="layout" svg:width="3cm" svg:height="1cm" svg:x="20.3cm" svg:y="14.75cm">
          <text:p text:style-name="P1"><text:span text:style-name="T1">zięć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xml:id="id21" draw:id="id21" draw:layer="layout" svg:width="3cm" svg:height="1cm" svg:x="13.3cm" svg:y="14.75cm">
          <text:p text:style-name="P1"><text:span text:style-name="T1">syn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line-skew="0.374cm" svg:x1="16.55cm" svg:y1="17cm" svg:x2="14.8cm" svg:y2="15.75cm" draw:start-shape="id11" draw:start-glue-point="4" draw:end-shape="id21" draw:end-glue-point="6" svg:d="M16550 17000v-250h-1750v-1000" svg:viewBox="0 0 1751 1251">
          <text:p/>
        </draw:connector>
        <draw:connector draw:style-name="gr3" draw:text-style-name="P4" draw:layer="layout" svg:x1="16.5cm" svg:y1="11cm" svg:x2="14.8cm" svg:y2="14.75cm" draw:start-shape="id1" draw:start-glue-point="6" draw:end-shape="id21" draw:end-glue-point="4" svg:d="M16500 11000v1876h-1700v1874" svg:viewBox="0 0 1701 3751">
          <text:p/>
        </draw:connector>
        <draw:custom-shape draw:style-name="gr16" draw:text-style-name="P5" xml:id="id22" draw:id="id22" draw:layer="layout" svg:width="3cm" svg:height="1cm" svg:x="9.75cm" svg:y="14.75cm">
          <text:p text:style-name="P1"><text:span text:style-name="T1">synowa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svg:x1="13.3cm" svg:y1="15.25cm" svg:x2="12.75cm" svg:y2="15.25cm" draw:start-shape="id21" draw:start-glue-point="5" draw:end-shape="id22" draw:end-glue-point="7" svg:d="M13300 15250h-550" svg:viewBox="0 0 551 1">
          <text:p/>
        </draw:connector>
        <draw:connector draw:style-name="gr3" draw:text-style-name="P4" draw:layer="layout" svg:x1="19.8cm" svg:y1="15.25cm" svg:x2="20.3cm" svg:y2="15.25cm" draw:start-shape="id3" draw:start-glue-point="7" draw:end-shape="id23" draw:end-glue-point="5" svg:d="M19800 15250h500" svg:viewBox="0 0 5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Wypełninone_20_niebieskim" draw:display-name="Wypełninone niebieskim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Wypełnione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Wypełnione_20_czerwonym" draw:display-name="Wypełnione czerwonym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Wypełnione_20_zielonym" draw:display-name="Wypełnione zielonym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Wypełnione_20_żółtym" draw:display-name="Wypełnione żółtym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12T17:19:51.252132000</meta:creation-date>
    <dc:date>2026-01-12T19:36:07.493928100</dc:date>
    <meta:editing-duration>PT7M17S</meta:editing-duration>
    <meta:editing-cycles>2</meta:editing-cycles>
    <meta:generator>LibreOffice/25.8.3.2$Windows_X86_64 LibreOffice_project/8ca8d55c161d602844f5428fa4b58097424e324e</meta:generator>
    <meta:document-statistic meta:object-count="47"/>
  </office:meta>
</office:document-meta>
</file>